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0ba5e" officeooo:paragraph-rsid="0000ba5e"/>
    </style:style>
    <style:style style:name="P2" style:family="paragraph" style:parent-style-name="Standard">
      <style:text-properties style:font-name="Arial" officeooo:rsid="0000ba5e" officeooo:paragraph-rsid="0000ba5e"/>
    </style:style>
    <style:style style:name="P3" style:family="paragraph" style:parent-style-name="Standard">
      <style:text-properties style:font-name="Arial" officeooo:rsid="00089926" officeooo:paragraph-rsid="00089926"/>
    </style:style>
    <style:style style:name="P4" style:family="paragraph" style:parent-style-name="Standard">
      <style:text-properties style:font-name="Arial" officeooo:rsid="0004891a" officeooo:paragraph-rsid="0000ba5e"/>
    </style:style>
    <style:style style:name="P5" style:family="paragraph" style:parent-style-name="Standard">
      <style:text-properties style:font-name="Arial" officeooo:rsid="00097574" officeooo:paragraph-rsid="00097574"/>
    </style:style>
    <style:style style:name="P6" style:family="paragraph" style:parent-style-name="Standard">
      <style:text-properties style:font-name="Arial" officeooo:rsid="000ab76c" officeooo:paragraph-rsid="000ab76c"/>
    </style:style>
    <style:style style:name="P7" style:family="paragraph" style:parent-style-name="Standard">
      <style:text-properties style:font-name="Arial" officeooo:rsid="000c8532" officeooo:paragraph-rsid="000c8532"/>
    </style:style>
    <style:style style:name="P8" style:family="paragraph" style:parent-style-name="Standard">
      <style:paragraph-properties fo:text-align="center" style:justify-single-word="false"/>
      <style:text-properties style:font-name="Arial" fo:font-size="13pt" fo:font-weight="bold" officeooo:rsid="0006dd53" officeooo:paragraph-rsid="0006dd53" style:font-size-asian="13pt" style:font-weight-asian="bold" style:font-size-complex="13pt" style:font-weight-complex="bold"/>
    </style:style>
    <style:style style:name="P9" style:family="paragraph" style:parent-style-name="Standard">
      <style:text-properties style:font-name="Arial" officeooo:rsid="00055d00" officeooo:paragraph-rsid="0000ba5e"/>
    </style:style>
    <style:style style:name="P10" style:family="paragraph" style:parent-style-name="Standard">
      <style:text-properties style:font-name="Arial" officeooo:rsid="0004533f" officeooo:paragraph-rsid="000e1041"/>
    </style:style>
    <style:style style:name="P11" style:family="paragraph" style:parent-style-name="Standard">
      <style:text-properties style:font-name="Arial" officeooo:rsid="0011dc1f" officeooo:paragraph-rsid="0011dc1f"/>
    </style:style>
    <style:style style:name="P12" style:family="paragraph" style:parent-style-name="Standard">
      <style:text-properties style:font-name="Arial" officeooo:rsid="00034e20" officeooo:paragraph-rsid="00034e20"/>
    </style:style>
    <style:style style:name="P13" style:family="paragraph" style:parent-style-name="Standard">
      <style:text-properties officeooo:rsid="00029c37" officeooo:paragraph-rsid="000e1041"/>
    </style:style>
    <style:style style:name="P14" style:family="paragraph" style:parent-style-name="Standard">
      <style:text-properties officeooo:rsid="0003b116" officeooo:paragraph-rsid="000e1041"/>
    </style:style>
    <style:style style:name="P15" style:family="paragraph" style:parent-style-name="Standard">
      <style:text-properties style:font-name="Arial" officeooo:rsid="0011dc1f" officeooo:paragraph-rsid="0011dc1f"/>
    </style:style>
    <style:style style:name="P16" style:family="paragraph" style:parent-style-name="Standard">
      <style:text-properties style:font-name="Arial" officeooo:rsid="0011dc1f" officeooo:paragraph-rsid="0017b54d"/>
    </style:style>
    <style:style style:name="T1" style:family="text">
      <style:text-properties style:font-name="Arial"/>
    </style:style>
    <style:style style:name="T2" style:family="text">
      <style:text-properties officeooo:rsid="00097574"/>
    </style:style>
    <style:style style:name="T3" style:family="text">
      <style:text-properties officeooo:rsid="000bde90"/>
    </style:style>
    <style:style style:name="T4" style:family="text">
      <style:text-properties officeooo:rsid="000c853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IP1.2. Interpolation par splines</text:p>
      <text:p text:style-name="P1"><text:a xlink:type="simple" xlink:href="https://fr.scribd.com/doc/9233629/Methodes-numeriques-pour-l-ingenieur-interpolation-f-x" text:style-name="Internet_20_link" text:visited-style-name="Visited_20_Internet_20_Link"><text:span text:style-name="T1"/></text:a></text:p>
      <text:p text:style-name="P1"><text:a xlink:type="simple" xlink:href="https://fr.scribd.com/doc/9233629/Methodes-numeriques-pour-l-ingenieur-interpolation-f-x" text:style-name="Internet_20_link" text:visited-style-name="Visited_20_Internet_20_Link"><text:span text:style-name="T1">https://fr.scribd.com/doc/9233629/Methodes-numeriques-pour-l-ingenieur-interpolation-f-x</text:span></text:a></text:p>
      <text:p text:style-name="P9">Ce document est un cours destiné à des étudiants d'ASI 3 qui permet de comprendre les différents types d'interpolation et notamment les interpolations polynomiales. A partir de la page 25, il explique les interpolations polynomiales par splines cubiques qui sont un point centrale du sujet du projet. On trouve le principe de ce type d'interpolation, la définition, des illustrations, une explication mathématique et un court programme en pseudo-code sur les splines cubiques.</text:p>
      <text:p text:style-name="P4"/>
      <text:p text:style-name="P4"/>
      <text:p text:style-name="P2"><text:a xlink:type="simple" xlink:href="https://fr.wikipedia.org/wiki/Spline" text:style-name="Internet_20_link" text:visited-style-name="Visited_20_Internet_20_Link">https://fr.wikipedia.org/wiki/Spline</text:a></text:p>
      <text:p text:style-name="P12"><text:a xlink:type="simple" xlink:href="https://fr.wikipedia.org/wiki/Interpolation_numérique" text:style-name="Internet_20_link" text:visited-style-name="Visited_20_Internet_20_Link">https://fr.wikipedia.org/wiki/Interpolation_num%C3%A9rique</text:a></text:p>
      <text:p text:style-name="P3">Ces deux sources donnent des définitions des termes interpolation et spline et également des exemples. Elles peuvent servir pour définir les termes du sujet dans le rapport.</text:p>
      <text:p text:style-name="P3"/>
      <text:p text:style-name="P3"><text:a xlink:type="simple" xlink:href="https://fr.wikipedia.org/wiki/Courbe_de_Bézier" text:style-name="Internet_20_link" text:visited-style-name="Visited_20_Internet_20_Link">https://fr.wikipedia.org/wiki/Courbe_de_B%C3%A9zier</text:a></text:p>
      <text:p text:style-name="P5"><text:a xlink:type="simple" xlink:href="http://www.antigrain.com/research/bezier_interpolation/" text:style-name="Internet_20_link" text:visited-style-name="Visited_20_Internet_20_Link">http://www.antigrain.com/research/bezier_interpolation/</text:a> (lien en anglais)</text:p>
      <text:p text:style-name="P3">L'origine de <text:span text:style-name="T2">l'</text:span>interpolation par splines provient des courbes de Bézier. <text:span text:style-name="T2">Permet de faire le lien entre l'interpolation par splines et les courbes de Bézier.</text:span></text:p>
      <text:p text:style-name="P3"/>
      <text:p text:style-name="P6"><text:a xlink:type="simple" xlink:href="https://www.youtube.com/watch?v=f4iNbNRKZKU" text:style-name="Internet_20_link" text:visited-style-name="Visited_20_Internet_20_Link">https://www.youtube.com/watch?v=f4iNbNRKZKU</text:a></text:p>
      <text:p text:style-name="P6">Vidéo qui explique simplement ce que sont les splines cubiques, comment les calculer.</text:p>
      <text:p text:style-name="P6"/>
      <text:p text:style-name="P6"><text:a xlink:type="simple" xlink:href="https://www.youtube.com/watch?v=EtzlEA9MIwI" text:style-name="Internet_20_link" text:visited-style-name="Visited_20_Internet_20_Link">https://www.youtube.com/watch?v=EtzlEA9MIwI</text:a></text:p>
      <text:p text:style-name="P7"><text:a xlink:type="simple" xlink:href="https://www.youtube.com/watch?v=l-p7luIy1j4" text:style-name="Internet_20_link" text:visited-style-name="Visited_20_Internet_20_Link">https://www.youtube.com/watch?v=l-p7luIy1j4</text:a> </text:p>
      <text:p text:style-name="P6">Vidéo<text:span text:style-name="T4">s </text:span>: <text:span text:style-name="T3">cours d'une université aux États-Unis sur les méthodes directes d'interpolation qui montre avec un exemple comment fonctionne les splines cubiques, comment ils se calculent et à quoi ils peuvent servir (ex : calculer la distance parcourue par une fusée et son accélération)</text:span></text:p>
      <text:p text:style-name="P6"/>
      <text:p text:style-name="P13">Interpolation de LAGRANGE (p.11/51), de NEWTON (p.20-26/51)</text:p>
      <text:p text:style-name="P13"><text:a xlink:type="simple" xlink:href="http://www.ulb.ac.be/di/map/gbonte/calcul/math31_6_1_dia.pdf" text:style-name="Internet_20_link" text:visited-style-name="Visited_20_Internet_20_Link">http://www.ulb.ac.be/di/map/gbonte/calcul/math31_6_1_dia.pdf</text:a></text:p>
      <text:p text:style-name="P14">SPLINES à partir de la page 33</text:p>
      <text:p text:style-name="P10">SPLINES CUBIQUES p.42</text:p>
      <text:p text:style-name="P10"/>
      <text:p text:style-name="P16">Document art3-34.pdf</text:p>
      <text:p text:style-name="P11"/>
      <text:p text:style-name="P11">Document BezierDP.pdf</text:p>
      <text:p text:style-name="P11"/>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1T17:13:15.213000000</meta:creation-date>
    <dc:date>2016-12-15T16:13:14.473845153</dc:date>
    <meta:editing-duration>PT6H13M51S</meta:editing-duration>
    <meta:editing-cycles>17</meta:editing-cycles>
    <meta:generator>LibreOffice/5.1.4.2$Linux_X86_64 LibreOffice_project/10m0$Build-2</meta:generator>
    <dc:creator>Caroline GOUMENT</dc:creator>
    <meta:document-statistic meta:table-count="0" meta:image-count="0" meta:object-count="0" meta:page-count="1" meta:paragraph-count="20" meta:word-count="217" meta:character-count="1851" meta:non-whitespace-character-count="1653"/>
  </office:meta>
</office:document-meta>
</file>